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4.29cm"/>
    </style:style>
    <style:style style:name="co3" style:family="table-column">
      <style:table-column-properties fo:break-before="auto" style:column-width="7.825cm"/>
    </style:style>
    <style:style style:name="co4" style:family="table-column">
      <style:table-column-properties fo:break-before="auto" style:column-width="7.9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439cm" fo:break-before="auto" style:use-optimal-row-height="false"/>
    </style:style>
    <style:style style:name="ro2" style:family="table-row">
      <style:table-row-properties style:row-height="1.573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0.683cm" fo:break-before="auto" style:use-optimal-row-height="false"/>
    </style:style>
    <style:style style:name="ro6" style:family="table-row">
      <style:table-row-properties style:row-height="0.653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fo:background-color="#ffff00" style:text-align-source="fix" style:repeat-content="false" fo:border="0.54pt solid #000000" style:vertical-align="middle"/>
      <style:paragraph-properties fo:text-align="center" fo:margin-left="0cm"/>
      <style:text-properties style:font-name="Arial" fo:font-size="18pt" fo:font-weight="bold" style:font-size-asian="18pt" style:font-weight-asian="bold" style:font-size-complex="18pt" style:font-weight-complex="bold"/>
    </style:style>
    <style:style style:name="ce1" style:family="table-cell" style:parent-style-name="Default">
      <style:table-cell-properties fo:background-color="#ffff00" style:text-align-source="fix" style:repeat-content="false" fo:border="0.54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fff00" style:text-align-source="fix" style:repeat-content="false" fo:border="0.54pt solid #000000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fo:background-color="#e6e64c" style:text-align-source="fix" style:repeat-content="false" fo:border="0.54pt solid #000000" style:vertical-align="middle"/>
      <style:paragraph-properties fo:text-align="center" fo:margin-left="0cm"/>
      <style:text-properties style:font-name="Arial"/>
    </style:style>
    <style:style style:name="ce3" style:family="table-cell" style:parent-style-name="Default">
      <style:table-cell-properties fo:background-color="#e6e64c" style:text-align-source="fix" style:repeat-content="false" fo:border="0.54pt solid #000000" style:vertical-align="middle"/>
      <style:paragraph-properties fo:text-align="center"/>
      <style:text-properties style:font-name="Arial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font-name="Arial"/>
    </style:style>
    <style:style style:name="ce33" style:family="table-cell" style:parent-style-name="Default">
      <style:table-cell-properties fo:background-color="#00b8ff" style:text-align-source="fix" style:repeat-content="false" fo:border="0.54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b8ff" style:text-align-source="fix" style:repeat-content="false" fo:border="0.54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00b8ff" style:text-align-source="fix" style:repeat-content="false" fo:border="0.54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ackground-color="#99ccff" style:text-align-source="fix" style:repeat-content="false" fo:border="0.54pt solid #000000" style:vertical-align="middle"/>
      <style:paragraph-properties fo:text-align="center" fo:margin-left="0cm"/>
      <style:text-properties fo:color="#000000" style:font-name="Arial" fo:font-size="10pt" style:font-name-asian="Consolas" style:font-size-asian="10pt" style:font-name-complex="Consolas" style:font-size-complex="10pt"/>
    </style:style>
    <style:style style:name="ce8" style:family="table-cell" style:parent-style-name="Default">
      <style:table-cell-properties fo:background-color="#99ccff" style:text-align-source="fix" style:repeat-content="false" fo:border="0.54pt solid #000000" style:vertical-align="middle"/>
      <style:paragraph-properties fo:text-align="center" fo:margin-left="0cm"/>
      <style:text-properties style:font-name="Arial"/>
    </style:style>
    <style:style style:name="ce9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  <style:text-properties style:font-name="Arial"/>
    </style:style>
    <style:style style:name="ce39" style:family="table-cell" style:parent-style-name="Default">
      <style:table-cell-properties fo:background-color="#ff9966" style:text-align-source="fix" style:repeat-content="false" fo:border="0.54pt solid #000000" style:vertical-align="middl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9966" style:text-align-source="fix" style:repeat-content="false" fo:border="0.54pt solid #000000" style:vertical-align="middl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ff9966" style:text-align-source="fix" style:repeat-content="false" fo:border="0.54pt solid #000000" style:vertical-align="middle"/>
      <style:paragraph-properties fo:text-align="start" fo:margin-left="0cm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cc99" fo:border="0.54pt solid #000000" fo:padding="0.136cm" style:vertical-align="middle"/>
      <style:text-properties fo:color="#000000" style:font-name="Arial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ce11" style:family="table-cell" style:parent-style-name="Default">
      <style:table-cell-properties fo:background-color="#ffcc99" fo:border="0.54pt solid #000000" fo:padding="0.136cm" style:vertical-align="middl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cc99" fo:border="0.54pt solid #000000" fo:padding="0.136cm" style:vertical-align="middle"/>
      <style:text-properties fo:color="#000000" style:font-name="Arial" fo:font-size="10pt" fo:language="en" fo:country="US" fo:font-weight="normal" style:font-name-asian="Consolas" style:font-size-asian="10pt" style:language-asian="en" style:country-asian="US" style:font-weight-asian="normal" style:font-name-complex="Consolas" style:font-size-complex="10pt" style:language-complex="en" style:country-complex="US" style:font-weight-complex="normal"/>
    </style:style>
    <style:style style:name="ce14" style:family="table-cell" style:parent-style-name="Default">
      <style:table-cell-properties fo:background-color="transparent" fo:padding="0.136cm" style:vertical-align="middl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transparent" style:vertical-align="middl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#ffcc99" style:vertical-align="middl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ackground-color="#5c8526" style:text-align-source="fix" style:repeat-content="false" fo:border="0.54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5c8526" style:text-align-source="fix" style:repeat-content="false" fo:border="0.54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5c8526" style:text-align-source="fix" style:repeat-content="false" fo:border="0.54pt solid #000000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ackground-color="#3deb3d" style:text-align-source="fix" style:repeat-content="false" fo:border="0.54pt solid #000000" style:vertical-align="middle"/>
      <style:paragraph-properties fo:text-align="center" fo:margin-left="0cm"/>
      <style:text-properties style:font-name="Arial"/>
    </style:style>
    <style:style style:name="ce19" style:family="table-cell" style:parent-style-name="Default">
      <style:table-cell-properties fo:background-color="#3deb3d" style:text-align-source="fix" style:repeat-content="false" style:vertical-align="middle"/>
      <style:paragraph-properties fo:text-align="center" fo:margin-left="0cm"/>
      <style:text-properties style:font-name="Ari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style:vertical-align="middle"/>
      <style:text-properties style:font-name="Arial"/>
    </style:style>
    <style:style style:name="ce22" style:family="table-cell" style:parent-style-name="Default">
      <style:table-cell-properties fo:background-color="transparent" style:vertical-align="middle"/>
      <style:text-properties style:font-name="Arial"/>
    </style:style>
    <style:style style:name="ce23" style:family="table-cell" style:parent-style-name="Default">
      <style:text-properties style:font-name="Arial" fo:font-size="12pt" style:font-size-asian="12pt" style:font-size-complex="12pt"/>
    </style:style>
    <style:style style:name="ce58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ext-properties style:font-name="Arial"/>
    </style:style>
    <style:style style:name="ce25" style:family="table-cell" style:parent-style-name="Default">
      <style:table-cell-properties fo:background-color="transparent"/>
      <style:text-properties style:font-name="Arial"/>
    </style:style>
    <style:style style:name="T1" style:family="text">
      <style:text-properties fo:font-size="10pt" style:font-name-asian="Consolas" style:font-size-asian="10pt" style:font-size-complex="10pt" style:font-weight-asian="bold" style:font-weight-complex="bold"/>
    </style:style>
    <style:style style:name="T2" style:family="text">
      <style:text-properties fo:color="#000000" fo:font-size="10pt" fo:language="en" fo:country="US" style:language-asian="en" style:country-asian="US" style:language-complex="en" style:country-complex="US" style:font-name-asian="Consolas" style:font-size-asian="10pt" style:font-size-complex="10pt"/>
    </style:style>
    <style:style style:name="T3" style:family="text">
      <style:text-properties style:font-name-asian="Consolas" style:font-size-asian="10pt" style:font-size-complex="10pt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16"/>
        <table:table-column table:style-name="co4" table:default-cell-style-name="ce19"/>
        <table:table-column table:style-name="co5" table:number-columns-repeated="1019" table:default-cell-style-name="ce21"/>
        <table:table-column table:style-name="co5" table:default-cell-style-name="ce24"/>
        <table:table-row table:style-name="ro1">
          <table:table-cell table:style-name="ce26" office:value-type="string" calcext:value-type="string" table:number-columns-spanned="4" table:number-rows-spanned="1">
            <text:p>Dekrispator midi controls</text:p>
          </table:table-cell>
          <table:covered-table-cell table:style-name="ce33"/>
          <table:covered-table-cell table:style-name="ce39"/>
          <table:covered-table-cell table:style-name="ce48"/>
          <table:table-cell table:style-name="ce20" table:number-columns-repeated="1019"/>
          <table:table-cell table:style-name="ce23"/>
        </table:table-row>
        <table:table-row table:style-name="ro2">
          <table:table-cell table:style-name="ce1" office:value-type="string" calcext:value-type="string">
            <text:p>Control Change</text:p>
            <text:p> Number</text:p>
          </table:table-cell>
          <table:table-cell table:style-name="ce6" office:value-type="string" calcext:value-type="string">
            <text:p>physical control</text:p>
          </table:table-cell>
          <table:table-cell table:style-name="ce10" office:value-type="string" calcext:value-type="string">
            <text:p>Function</text:p>
          </table:table-cell>
          <table:table-cell table:style-name="ce17" office:value-type="string" calcext:value-type="string">
            <text:p>Comments</text:p>
          </table:table-cell>
          <table:table-cell table:style-name="ce20" table:number-columns-repeated="1019"/>
          <table:table-cell table:style-name="ce23"/>
        </table:table-row>
        <table:table-row table:style-name="ro3"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modulation wheel</text:p>
          </table:table-cell>
          <table:table-cell table:style-name="ce41" office:value-type="string" calcext:value-type="string">
            <text:p>vibrato amplitude</text:p>
          </table:table-cell>
          <table:table-cell table:style-name="ce50"/>
          <table:table-cell table:style-name="ce54" table:number-columns-repeated="1019"/>
          <table:table-cell table:style-name="ce58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Delay Wet signal amount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sequencer tempo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Sequencer freqMax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ose scal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ose waveform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8.53" calcext:value-type="float">
            <text:p>8,53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<text:span text:style-name="T1">Filter1 Freq</text:span>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9.54" calcext:value-type="float">
            <text:p>9,54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1 Res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2.55" calcext:value-type="float">
            <text:p>12,5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1 Driv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Master volum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Delay tim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Delay feedback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ibrato amplitud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ibrato frequency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rate 1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delay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sweep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feedback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rate 2 (from 10 % to 100 % of rate 1)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toggle button</text:p>
          </table:table-cell>
          <table:table-cell table:style-name="ce12" office:value-type="string" calcext:value-type="string">
            <text:p>Delay ON/OFF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7" office:value-type="string" calcext:value-type="string">
            <text:p>toggle button</text:p>
          </table:table-cell>
          <table:table-cell table:style-name="ce11" office:value-type="string" calcext:value-type="string">
            <text:p>phaser on/off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mute some notes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automatic sequencer on/off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random filter 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chorus on/off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Chorus mod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30" calcext:value-type="float">
            <text:p>30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chorus feedback sign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toggle button</text:p>
          </table:table-cell>
          <table:table-cell table:style-name="ce12" office:value-type="string" calcext:value-type="string">
            <text:p>SynthOut_switch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transpose 1 tone down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transpose 1 tone up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transpose 1 fifth down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36" calcext:value-type="float">
            <text:p>36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transpose 1 fifth up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chorus reset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38.81" calcext:value-type="float">
            <text:p>38,81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MagicFX (random effects)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39.82" calcext:value-type="float">
            <text:p>39,82</text:p>
          </table:table-cell>
          <table:table-cell table:style-name="ce8" office:value-type="string" calcext:value-type="string">
            <text:p>momentary button</text:p>
          </table:table-cell>
          <table:table-cell table:style-name="ce13" office:value-type="string" calcext:value-type="string">
            <text:p><text:span text:style-name="T2">MagicPatch (random patch)</text:span>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40" calcext:value-type="float">
            <text:p>40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Fine decrease delay tim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Fine increase delay tim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42" calcext:value-type="float">
            <text:p>42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sequencer gate tim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43" calcext:value-type="float">
            <text:p>4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attack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50" calcext:value-type="float">
            <text:p>50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decay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51" calcext:value-type="float">
            <text:p>51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sustain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52" calcext:value-type="float">
            <text:p>52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releas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8.53" calcext:value-type="float">
            <text:p>8,53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<text:span text:style-name="T1">Filter1 Freq</text:span>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9.54" calcext:value-type="float">
            <text:p>9,54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1 Res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2.55" calcext:value-type="float">
            <text:p>12,5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1 Driv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56" calcext:value-type="float">
            <text:p>5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1 typ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57" calcext:value-type="float">
            <text:p>57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olume LFO amplitud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58" calcext:value-type="float">
            <text:p>58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olume LFO frequency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59" calcext:value-type="float">
            <text:p>59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range of drifters</text:p>
          </table:table-cell>
          <table:table-cell table:style-name="ce18" office:value-type="string" calcext:value-type="string">
            <text:p>Mix of 3 drifting oscillators</text:p>
          </table:table-cell>
          <table:table-cell table:number-columns-repeated="1020"/>
        </table:table-row>
        <table:table-row table:style-name="ro4">
          <table:table-cell table:style-name="ce2" office:value-type="float" office:value="60" calcext:value-type="float">
            <text:p>60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minimum speed of drifters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maximum speed of drifters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62" calcext:value-type="float">
            <text:p>62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central freq of drifters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oscillators amplitude (with distortion)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1 LFO amplitud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66" calcext:value-type="float">
            <text:p>6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1 LFO frequency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67" calcext:value-type="float">
            <text:p>67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enter/exit demo mod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68" calcext:value-type="float">
            <text:p>68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reset synth with sequencer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69" calcext:value-type="float">
            <text:p>69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run/stop sequencer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76" calcext:value-type="float">
            <text:p>76</text:p>
          </table:table-cell>
          <table:table-cell table:style-name="ce7" office:value-type="string" calcext:value-type="string">
            <text:p>momentary button</text:p>
          </table:table-cell>
          <table:table-cell table:style-name="ce11" office:value-type="string" calcext:value-type="string">
            <text:p>auto random sound sequence 1</text:p>
          </table:table-cell>
          <table:table-cell table:style-name="ce18" office:value-type="string" calcext:value-type="string">
            <text:p>sounds chosen in a panel of 4 timbres</text:p>
          </table:table-cell>
          <table:table-cell table:number-columns-repeated="1020"/>
        </table:table-row>
        <table:table-row table:style-name="ro4">
          <table:table-cell table:style-name="ce2" office:value-type="float" office:value="77" calcext:value-type="float">
            <text:p>77</text:p>
          </table:table-cell>
          <table:table-cell table:style-name="ce7" office:value-type="string" calcext:value-type="string">
            <text:p>momentary button</text:p>
          </table:table-cell>
          <table:table-cell table:style-name="ce11" office:value-type="string" calcext:value-type="string">
            <text:p>auto random sound sequence 2</text:p>
          </table:table-cell>
          <table:table-cell table:style-name="ce18" office:value-type="string" calcext:value-type="string">
            <text:p>sounds chosen in all timbres</text:p>
          </table:table-cell>
          <table:table-cell table:number-columns-repeated="1020"/>
        </table:table-row>
        <table:table-row table:style-name="ro4">
          <table:table-cell table:style-name="ce2" office:value-type="float" office:value="38.81" calcext:value-type="float">
            <text:p>38,81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MagicFX (random effects)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39.82" calcext:value-type="float">
            <text:p>39,82</text:p>
          </table:table-cell>
          <table:table-cell table:style-name="ce8" office:value-type="string" calcext:value-type="string">
            <text:p>momentary button</text:p>
          </table:table-cell>
          <table:table-cell table:style-name="ce13" office:value-type="string" calcext:value-type="string">
            <text:p><text:span text:style-name="T2">MagicPatch (random patch)</text:span>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85" calcext:value-type="float">
            <text:p>8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1_freq_set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86" calcext:value-type="float">
            <text:p>86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2_freq_set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87" calcext:value-type="float">
            <text:p>87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3_freq_set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88" calcext:value-type="float">
            <text:p>88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4_freq_set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89" calcext:value-type="float">
            <text:p>89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phaser wet signal amount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90" calcext:value-type="float">
            <text:p>90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<text:span text:style-name="T3">Filter2 Freq</text:span>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91" calcext:value-type="float">
            <text:p>91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2 Res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92" calcext:value-type="float">
            <text:p>92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2 Driv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93" calcext:value-type="float">
            <text:p>9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2 typ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94" calcext:value-type="float">
            <text:p>94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1_modInd_set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95" calcext:value-type="float">
            <text:p>9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2_modInd_set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96" calcext:value-type="float">
            <text:p>96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3_modInd_set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97" calcext:value-type="float">
            <text:p>97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4_modInd_set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02" calcext:value-type="float">
            <text:p>102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phaser rat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03" calcext:value-type="float">
            <text:p>10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phaser feedback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05" calcext:value-type="float">
            <text:p>105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2 LFO amplitud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06" calcext:value-type="float">
            <text:p>10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2 LFO frequency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08" calcext:value-type="float">
            <text:p>108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2_freqMul_increas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09" calcext:value-type="float">
            <text:p>109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3_freqMul_increas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10" calcext:value-type="float">
            <text:p>110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4_freqMul_increas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17" calcext:value-type="float">
            <text:p>117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2_freqMul_decreas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18" calcext:value-type="float">
            <text:p>118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3_freqMul_decrease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2" office:value-type="float" office:value="119" calcext:value-type="float">
            <text:p>119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4_freqMul_decrease</text:p>
          </table:table-cell>
          <table:table-cell table:style-name="ce18"/>
          <table:table-cell table:number-columns-repeated="1020"/>
        </table:table-row>
        <table:table-row table:style-name="ro5">
          <table:table-cell table:style-name="ce2"/>
          <table:table-cell table:style-name="ce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4" table:number-columns-repeated="2"/>
          <table:table-cell table:style-name="ce14"/>
          <table:table-cell table:style-name="ce4"/>
          <table:table-cell table:style-name="ce22" table:number-columns-repeated="1019"/>
          <table:table-cell table:style-name="ce25"/>
        </table:table-row>
        <table:table-row table:style-name="ro6">
          <table:table-cell table:style-name="ce4" table:number-columns-repeated="2"/>
          <table:table-cell table:style-name="ce14"/>
          <table:table-cell table:style-name="ce4"/>
          <table:table-cell table:style-name="ce22" table:number-columns-repeated="1019"/>
          <table:table-cell table:style-name="ce25"/>
        </table:table-row>
        <table:table-row table:style-name="ro5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6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5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6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5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6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5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6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5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6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7" table:number-rows-repeated="1285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7" table:number-rows-repeated="104718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4:Feuille1.D8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00:32:54.675291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0T23:25:33.530000000</meta:creation-date>
    <dc:date>2020-10-27T00:46:29.623981703</dc:date>
    <meta:editing-duration>PT3H40M30S</meta:editing-duration>
    <meta:editing-cycles>20</meta:editing-cycles>
    <meta:generator>LibreOffice/7.0.1.2$Linux_X86_64 LibreOffice_project/00$Build-2</meta:generator>
    <meta:document-statistic meta:table-count="1" meta:cell-count="263" meta:object-count="0"/>
  </office:meta>
</office:document-meta>
</file>